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1c2e04" officeooo:paragraph-rsid="0023817b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23817b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3817b" officeooo:paragraph-rsid="0023817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9b3fd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normal" officeooo:rsid="001c2e04" officeooo:paragraph-rsid="002696b7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bold" officeooo:rsid="0025a449" officeooo:paragraph-rsid="00285e44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fo:font-weight="bold" officeooo:rsid="002e4f90" officeooo:paragraph-rsid="002e4f90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2dedd2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696b7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51e18" officeooo:paragraph-rsid="00351e18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0738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4b49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eca0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orphans="2" fo:widows="2" fo:hyphenation-ladder-count="no-limit"/>
      <style:text-properties officeooo:paragraph-rsid="00384f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3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4db8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officeooo:rsid="002e4f90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text-line-through-style="solid" style:text-line-through-type="single"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4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eb9bb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6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1fd37d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5">
      <style:paragraph-properties fo:orphans="2" fo:widows="2" fo:hyphenation-ladder-count="no-limit"/>
      <style:text-properties style:text-line-through-style="solid" style:text-line-through-type="single" style:font-name="DejaVu Sans Condensed" fo:font-size="12pt" fo:font-weight="normal" officeooo:rsid="0024db83" officeooo:paragraph-rsid="002eb9bb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ca01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ca0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style:font-weight-asian="bold" style:font-weight-complex="bold"/>
    </style:style>
    <style:style style:name="T3" style:family="text">
      <style:text-properties fo:font-weight="bold" officeooo:rsid="0010dfb6" style:letter-kerning="true" style:font-weight-asian="bold" style:font-weight-complex="bold"/>
    </style:style>
    <style:style style:name="T4" style:family="text">
      <style:text-properties fo:font-weight="bold" officeooo:rsid="00155963" style:letter-kerning="true" style:font-weight-asian="bold" style:font-weight-complex="bold"/>
    </style:style>
    <style:style style:name="T5" style:family="text">
      <style:text-properties fo:font-weight="bold" officeooo:rsid="0024db83" style:letter-kerning="true" style:font-weight-asian="bold" style:font-weight-complex="bold"/>
    </style:style>
    <style:style style:name="T6" style:family="text">
      <style:text-properties fo:font-weight="bold" officeooo:rsid="0023817b" style:letter-kerning="true" style:font-weight-asian="bold" style:font-weight-complex="bold"/>
    </style:style>
    <style:style style:name="T7" style:family="text">
      <style:text-properties fo:font-weight="bold" officeooo:rsid="001dd71f" style:letter-kerning="true" style:font-weight-asian="bold" style:font-weight-complex="bold"/>
    </style:style>
    <style:style style:name="T8" style:family="text">
      <style:text-properties fo:font-weight="bold" officeooo:rsid="001fd37d" style:letter-kerning="true" style:font-weight-asian="bold" style:font-weight-complex="bold"/>
    </style:style>
    <style:style style:name="T9" style:family="text">
      <style:text-properties fo:font-weight="bold" officeooo:rsid="002e4f90" style:letter-kerning="true" style:font-weight-asian="bold" style:font-weight-complex="bold"/>
    </style:style>
    <style:style style:name="T10" style:family="text">
      <style:text-properties fo:font-weight="bold" officeooo:rsid="001715af" style:letter-kerning="true" style:font-weight-asian="bold" style:font-weight-complex="bold"/>
    </style:style>
    <style:style style:name="T11" style:family="text">
      <style:text-properties fo:font-weight="bold" officeooo:rsid="001c2e04" style:letter-kerning="true" style:font-weight-asian="bold" style:font-weight-complex="bold"/>
    </style:style>
    <style:style style:name="T12" style:family="text">
      <style:text-properties fo:font-weight="bold" officeooo:rsid="0025a449" style:letter-kerning="true" style:font-weight-asian="bold" style:font-weight-complex="bold"/>
    </style:style>
    <style:style style:name="T13" style:family="text">
      <style:text-properties fo:font-weight="bold" officeooo:rsid="00332632" style:letter-kerning="true" style:font-weight-asian="bold" style:font-weight-complex="bold"/>
    </style:style>
    <style:style style:name="T14" style:family="text">
      <style:text-properties officeooo:rsid="002e4f90"/>
    </style:style>
    <style:style style:name="T15" style:family="text">
      <style:text-properties style:letter-kerning="true"/>
    </style:style>
    <style:style style:name="T16" style:family="text">
      <style:text-properties officeooo:rsid="001c2e04" style:letter-kerning="true"/>
    </style:style>
    <style:style style:name="T17" style:family="text">
      <style:text-properties officeooo:rsid="002696b7" style:letter-kerning="true"/>
    </style:style>
    <style:style style:name="T18" style:family="text">
      <style:text-properties officeooo:rsid="002dedd2" style:letter-kerning="true"/>
    </style:style>
    <style:style style:name="T19" style:family="text">
      <style:text-properties officeooo:rsid="001e3a1b" style:letter-kerning="true"/>
    </style:style>
    <style:style style:name="T20" style:family="text">
      <style:text-properties officeooo:rsid="0024db83" style:letter-kerning="true"/>
    </style:style>
    <style:style style:name="T21" style:family="text">
      <style:text-properties officeooo:rsid="00285e44" style:letter-kerning="true"/>
    </style:style>
    <style:style style:name="T22" style:family="text">
      <style:text-properties officeooo:rsid="00288296" style:letter-kerning="true"/>
    </style:style>
    <style:style style:name="T23" style:family="text">
      <style:text-properties officeooo:rsid="0025a449" style:letter-kerning="true"/>
    </style:style>
    <style:style style:name="T24" style:family="text">
      <style:text-properties officeooo:rsid="0029b3fd" style:letter-kerning="true"/>
    </style:style>
    <style:style style:name="T25" style:family="text">
      <style:text-properties officeooo:rsid="00351e18" style:letter-kerning="true"/>
    </style:style>
    <style:style style:name="T26" style:family="text">
      <style:text-properties fo:font-weight="normal" style:letter-kerning="true" style:font-weight-asian="normal"/>
    </style:style>
    <style:style style:name="T27" style:family="text">
      <style:text-properties fo:font-weight="normal" officeooo:rsid="0010dfb6" style:letter-kerning="true" style:font-weight-asian="normal"/>
    </style:style>
    <style:style style:name="T28" style:family="text">
      <style:text-properties fo:font-weight="normal" officeooo:rsid="002696b7" style:letter-kerning="true" style:font-weight-asian="normal"/>
    </style:style>
    <style:style style:name="T29" style:family="text">
      <style:text-properties fo:font-weight="normal" officeooo:rsid="001dd71f" style:letter-kerning="true" style:font-weight-asian="normal"/>
    </style:style>
    <style:style style:name="T30" style:family="text">
      <style:text-properties fo:font-weight="normal" officeooo:rsid="001e3a1b" style:letter-kerning="true" style:font-weight-asian="normal"/>
    </style:style>
    <style:style style:name="T31" style:family="text">
      <style:text-properties fo:font-weight="normal" style:letter-kerning="true" style:font-weight-asian="normal" style:font-weight-complex="normal"/>
    </style:style>
    <style:style style:name="T32" style:family="text">
      <style:text-properties fo:font-weight="normal" officeooo:rsid="001dd71f" style:letter-kerning="true" style:font-weight-asian="normal" style:font-weight-complex="normal"/>
    </style:style>
    <style:style style:name="T33" style:family="text">
      <style:text-properties fo:font-weight="normal" officeooo:rsid="001fd37d" style:letter-kerning="true" style:font-weight-asian="normal" style:font-weight-complex="normal"/>
    </style:style>
    <style:style style:name="T34" style:family="text">
      <style:text-properties fo:font-weight="normal" officeooo:rsid="0024db83" style:letter-kerning="true" style:font-weight-asian="normal" style:font-weight-complex="normal"/>
    </style:style>
    <style:style style:name="T35" style:family="text">
      <style:text-properties fo:font-weight="normal" officeooo:rsid="002eb9bb" style:letter-kerning="true" style:font-weight-asian="normal" style:font-weight-complex="normal"/>
    </style:style>
    <style:style style:name="T36" style:family="text">
      <style:text-properties fo:font-weight="normal" officeooo:rsid="002e4f90" style:letter-kerning="true" style:font-weight-asian="normal" style:font-weight-complex="normal"/>
    </style:style>
    <style:style style:name="T37" style:family="text">
      <style:text-properties fo:font-weight="normal" officeooo:rsid="0010dfb6" style:letter-kerning="true" style:font-weight-asian="normal" style:font-weight-complex="normal"/>
    </style:style>
    <style:style style:name="T38" style:family="text">
      <style:text-properties fo:font-weight="normal" officeooo:rsid="001715af" style:letter-kerning="true" style:font-weight-asian="normal" style:font-weight-complex="normal"/>
    </style:style>
    <style:style style:name="T39" style:family="text">
      <style:text-properties fo:font-weight="normal" officeooo:rsid="00288296" style:letter-kerning="true" style:font-weight-asian="normal" style:font-weight-complex="normal"/>
    </style:style>
    <style:style style:name="T40" style:family="text">
      <style:text-properties fo:font-weight="normal" officeooo:rsid="00285e44" style:letter-kerning="true" style:font-weight-asian="normal" style:font-weight-complex="normal"/>
    </style:style>
    <style:style style:name="T41" style:family="text">
      <style:text-properties fo:font-weight="normal" officeooo:rsid="0025a449" style:letter-kerning="true" style:font-weight-asian="normal" style:font-weight-complex="normal"/>
    </style:style>
    <style:style style:name="T42" style:family="text">
      <style:text-properties fo:font-weight="normal" officeooo:rsid="001c2e04" style:letter-kerning="true" style:font-weight-asian="normal" style:font-weight-complex="normal"/>
    </style:style>
    <style:style style:name="T43" style:family="text">
      <style:text-properties fo:font-weight="normal" officeooo:rsid="002696b7" style:letter-kerning="true" style:font-weight-asian="normal" style:font-weight-complex="normal"/>
    </style:style>
    <style:style style:name="T44" style:family="text">
      <style:text-properties fo:font-weight="normal" officeooo:rsid="0029b3fd" style:letter-kerning="true" style:font-weight-asian="normal" style:font-weight-complex="normal"/>
    </style:style>
    <style:style style:name="T45" style:family="text">
      <style:text-properties fo:font-weight="normal" officeooo:rsid="00384ffb" style:letter-kerning="true" style:font-weight-asian="normal" style:font-weight-complex="normal"/>
    </style:style>
    <style:style style:name="T46" style:family="text">
      <style:text-properties fo:font-weight="normal" officeooo:rsid="001c2e04" style:letter-kerning="true" style:font-weight-asian="normal"/>
    </style:style>
    <style:style style:name="T47" style:family="text">
      <style:text-properties fo:font-weight="normal" officeooo:rsid="002dedd2" style:letter-kerning="true" style:font-weight-asian="normal"/>
    </style:style>
    <style:style style:name="T48" style:family="text">
      <style:text-properties fo:font-weight="normal" officeooo:rsid="00321519" style:letter-kerning="true" style:font-weight-asian="normal"/>
    </style:style>
    <style:style style:name="T49" style:family="text">
      <style:text-properties fo:font-weight="normal" officeooo:rsid="0024db83" style:letter-kerning="true" style:font-weight-asian="normal"/>
    </style:style>
    <style:style style:name="T50" style:family="text">
      <style:text-properties fo:font-weight="normal" officeooo:rsid="001715af" style:letter-kerning="true" style:font-weight-asian="normal"/>
    </style:style>
    <style:style style:name="T51" style:family="text">
      <style:text-properties fo:font-weight="normal" officeooo:rsid="001fd37d" style:letter-kerning="true" style:font-weight-asian="normal"/>
    </style:style>
    <style:style style:name="T52" style:family="text">
      <style:text-properties fo:font-weight="normal" officeooo:rsid="00219578" style:letter-kerning="true" style:font-weight-asian="normal"/>
    </style:style>
    <style:style style:name="T53" style:family="text">
      <style:text-properties fo:font-weight="normal" officeooo:rsid="00285e44" style:letter-kerning="true" style:font-weight-asian="normal"/>
    </style:style>
    <style:style style:name="T54" style:family="text">
      <style:text-properties fo:font-weight="normal" officeooo:rsid="002eb9bb" style:letter-kerning="true" style:font-weight-asian="normal"/>
    </style:style>
    <style:style style:name="T55" style:family="text">
      <style:text-properties fo:font-weight="normal" officeooo:rsid="00332632" style:letter-kerning="true" style:font-weight-asian="normal"/>
    </style:style>
    <style:style style:name="T56" style:family="text">
      <style:text-properties fo:font-weight="normal" officeooo:rsid="00384ffb" style:letter-kerning="true" style:font-weight-asian="normal"/>
    </style:style>
    <style:style style:name="T57" style:family="text">
      <style:text-properties style:font-name="DejaVu Sans Condensed" fo:font-size="12pt" fo:font-weight="normal" officeooo:rsid="001e3a1b" style:letter-kerning="true" style:font-size-asian="12pt" style:font-weight-asian="normal" style:font-size-complex="12pt" style:font-weight-complex="bold"/>
    </style:style>
    <style:style style:name="T58" style:family="text">
      <style:text-properties style:font-name="DejaVu Sans Condensed" fo:font-size="12pt" fo:font-weight="normal" officeooo:rsid="00307385" style:letter-kerning="true" style:font-size-asian="12pt" style:font-weight-asian="normal" style:font-size-complex="12pt" style:font-weight-complex="bold"/>
    </style:style>
    <style:style style:name="T59" style:family="text">
      <style:text-properties style:font-name="DejaVu Sans Condensed" fo:font-size="12pt" fo:font-weight="normal" officeooo:rsid="0034b49b" style:letter-kerning="true" style:font-size-asian="12pt" style:font-weight-asian="normal" style:font-size-complex="12pt"/>
    </style:style>
    <style:style style:name="T60" style:family="text">
      <style:text-properties style:font-name="DejaVu Sans Condensed" fo:font-size="12pt" fo:font-weight="normal" officeooo:rsid="0036efac" style:letter-kerning="true" style:font-size-asian="12pt" style:font-weight-asian="normal" style:font-size-complex="12pt"/>
    </style:style>
    <style:style style:name="T61" style:family="text">
      <style:text-properties style:font-name="DejaVu Sans Condensed" fo:font-size="12pt" fo:font-weight="normal" officeooo:rsid="00384ffb" style:letter-kerning="true" style:font-size-asian="12pt" style:font-weight-asian="normal" style:font-size-complex="12pt"/>
    </style:style>
    <style:style style:name="T62" style:family="text">
      <style:text-properties style:font-name="DejaVu Sans Condensed" fo:font-size="12pt" fo:font-weight="bold" officeooo:rsid="00351e18" style:letter-kerning="true" style:font-size-asian="12pt" style:font-weight-asian="bold" style:font-size-complex="12pt" style:font-weight-complex="bold"/>
    </style:style>
    <style:style style:name="T63" style:family="text">
      <style:text-properties style:font-name="DejaVu Sans Condensed" fo:font-size="12pt" fo:font-weight="bold" officeooo:rsid="00307385" style:letter-kerning="true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fo:font-weight="bold" officeooo:rsid="0010dfb6" style:letter-kerning="true" style:font-size-asian="12pt" style:font-weight-asian="bold" style:font-size-complex="12pt" style:font-weight-complex="bold"/>
    </style:style>
    <style:style style:name="T65" style:family="text">
      <style:text-properties style:font-name="DejaVu Sans Condensed" fo:font-size="12pt" fo:font-weight="bold" officeooo:rsid="0034b49b" style:letter-kerning="true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36efac" style:letter-kerning="true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384ffb" style:letter-kerning="true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38c181" style:letter-kerning="true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1c2e04" style:letter-kerning="true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bold" officeooo:rsid="0023817b" style:letter-kerning="true" style:font-size-asian="12pt" style:font-weight-asian="bold" style:font-size-complex="12pt" style:font-weight-complex="bold"/>
    </style:style>
    <style:style style:name="T71" style:family="text">
      <style:text-properties style:font-name="DejaVu Sans Condensed" fo:font-size="12pt" fo:font-weight="bold" officeooo:rsid="003b0da2" style:letter-kerning="true" style:font-size-asian="12pt" style:font-weight-asian="bold" style:font-size-complex="12pt" style:font-weight-complex="bold"/>
    </style:style>
    <style:style style:name="T72" style:family="text">
      <style:text-properties style:font-name="DejaVu Sans Condensed" fo:font-size="12pt" fo:font-weight="bold" officeooo:rsid="003cf513" style:letter-kerning="true" style:font-size-asian="12pt" style:font-weight-asian="bold" style:font-size-complex="12pt" style:font-weight-complex="bold"/>
    </style:style>
    <style:style style:name="T73" style:family="text">
      <style:text-properties style:font-name="DejaVu Sans Condensed" fo:font-size="12pt" fo:font-weight="bold" officeooo:rsid="003d2d39" style:letter-kerning="true" style:font-size-asian="12pt" style:font-weight-asian="bold" style:font-size-complex="12pt" style:font-weight-complex="bold"/>
    </style:style>
    <style:style style:name="T74" style:family="text">
      <style:text-properties style:font-name="DejaVu Sans Condensed" fo:font-size="12pt" fo:font-weight="bold" officeooo:rsid="003dd56b" style:letter-kerning="true" style:font-size-asian="12pt" style:font-weight-asian="bold" style:font-size-complex="12pt" style:font-weight-complex="bold"/>
    </style:style>
    <style:style style:name="T75" style:family="text">
      <style:text-properties style:font-name="DejaVu Sans Condensed" fo:font-size="12pt" fo:font-weight="bold" officeooo:rsid="003e3c32" style:letter-kerning="true" style:font-size-asian="12pt" style:font-weight-asian="bold" style:font-size-complex="12pt" style:font-weight-complex="bold"/>
    </style:style>
    <style:style style:name="T76" style:family="text">
      <style:text-properties style:font-name="DejaVu Sans Condensed" fo:font-size="12pt" fo:font-style="italic" style:text-underline-style="none" fo:font-weight="normal" officeooo:rsid="002dedd2" style:letter-kerning="true" style:font-size-asian="12pt" style:font-style-asian="italic" style:font-weight-asian="normal" style:font-size-complex="12pt" style:font-style-complex="italic"/>
    </style:style>
    <style:style style:name="T77" style:family="text">
      <style:text-properties style:font-name="DejaVu Sans Condensed" fo:font-size="12pt" fo:font-style="italic" style:text-underline-style="none" fo:font-weight="normal" officeooo:rsid="00384ffb" style:letter-kerning="true" style:font-size-asian="12pt" style:font-style-asian="italic" style:font-weight-asian="normal" style:font-size-complex="12pt" style:font-style-complex="italic"/>
    </style:style>
    <style:style style:name="T7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0">1<text:span text:style-name="T78">xx</text:span> - Controls</text:p>
          </table:table-cell>
          <table:table-cell table:style-name="Table1.B1" office:value-type="string">
            <text:p text:style-name="P41">2xx - Ground</text:p>
          </table:table-cell>
          <table:table-cell table:style-name="Table1.B1" office:value-type="string">
            <text:p text:style-name="P41">3xx - Flight</text:p>
          </table:table-cell>
          <table:table-cell table:style-name="Table1.B1" office:value-type="string">
            <text:p text:style-name="P41">4xx - A2A</text:p>
          </table:table-cell>
          <table:table-cell table:style-name="Table1.E1" office:value-type="string">
            <text:p text:style-name="P41">5xx - A2G</text:p>
          </table:table-cell>
          <table:table-cell table:style-name="Table1.F1" office:value-type="string">
            <text:p text:style-name="P41">6xx - Misc</text:p>
          </table:table-cell>
        </table:table-row>
      </table:table>
      <text:p text:style-name="P20"><text:span text:style-name="T73">5</text:span><text:span text:style-name="T74">0</text:span><text:span text:style-name="T75">5</text:span><text:span text:style-name="T68"> - </text:span><text:span text:style-name="T72">A/G - </text:span><text:span text:style-name="T69">R</text:span><text:span text:style-name="T70">B </text:span><text:span text:style-name="T65">04E</text:span><text:span text:style-name="T70"> antiship missiles </text:span><text:span text:style-name="T71">(older missiles)</text:span></text:p>
      <text:p text:style-name="P4"/>
      <text:p text:style-name="P1"><text:span text:style-name="T16">B</text:span><text:span text:style-name="T17">efore </text:span><text:span text:style-name="T18">any </text:span><text:span text:style-name="T17">attack</text:span></text:p>
      <text:list xml:id="list1298856575" text:style-name="L1">
        <text:list-item>
          <text:p text:style-name="P12"><text:span text:style-name="T3">Weapon Selector</text:span><text:span text:style-name="T27"> dial to </text:span><text:span text:style-name="T4">ATTACK</text:span><text:span text:style-name="T27">, </text:span><text:span text:style-name="T3">Release Mode</text:span><text:span text:style-name="T27"> switch </text:span><text:span text:style-name="T56">as needed</text:span><text:span text:style-name="T27">. <text:s/></text:span><text:span text:style-name="T56">If </text:span><text:span text:style-name="T13">SERIE</text:span><text:span text:style-name="T55"> </text:span><text:span text:style-name="T56">is used, missiles will automatically separate after launch</text:span><text:span text:style-name="T55">.</text:span></text:p>
        </text:list-item>
        <text:list-item>
          <text:p text:style-name="P14"><text:span text:style-name="T27">Set QFE on altimeter to </text:span><text:span text:style-name="T28">QNE (sea level pressure)</text:span><text:span text:style-name="T27">.</text:span></text:p>
        </text:list-item>
        <text:list-item>
          <text:p text:style-name="P16"><text:span text:style-name="T29">H</text:span><text:span text:style-name="T30">eight </text:span><text:span text:style-name="T19">5</text:span><text:span text:style-name="T25">0</text:span><text:span text:style-name="T19"> m to </text:span><text:span text:style-name="T25">425</text:span><text:span text:style-name="T19"> m</text:span><text:span text:style-name="T30">.</text:span></text:p>
        </text:list-item>
        <text:list-item>
          <text:p text:style-name="P18"><text:span text:style-name="T57">R</text:span><text:span text:style-name="T58">ange </text:span><text:span text:style-name="T62">24</text:span><text:span text:style-name="T63"> km (</text:span><text:span text:style-name="T62">13.0</text:span><text:span text:style-name="T63"> nmi) </text:span><text:span text:style-name="T62">max, 12 km (6.5 nmi) min</text:span></text:p>
        </text:list-item>
        <text:list-item>
          <text:p text:style-name="P17"><text:span text:style-name="T31">Missile</text:span><text:span text:style-name="T45">'s</text:span><text:span text:style-name="T31"> radar range 8 km (4.3 nmi), FOV +/-28 deg.</text:span></text:p>
        </text:list-item>
      </text:list>
      <text:p text:style-name="P2"/>
      <text:p text:style-name="P5"><text:span text:style-name="T5">Q</text:span><text:span text:style-name="T6">uick </text:span><text:span text:style-name="T7">attack </text:span><text:span text:style-name="T8">in NAV mode </text:span><text:span text:style-name="T5">using default missile behavior</text:span></text:p>
      <text:list xml:id="list140339159325262" text:continue-list="list1298856575" text:style-name="L1">
        <text:list-item text:start-value="1">
          <text:p text:style-name="P15"><text:span text:style-name="T27">Set </text:span><text:span text:style-name="T3">Master Mode</text:span><text:span text:style-name="T27"> dial to </text:span><text:span text:style-name="T3">NAV</text:span><text:span text:style-name="T27">.</text:span></text:p>
        </text:list-item>
        <text:list-item>
          <text:p text:style-name="P19"><text:span text:style-name="T64">T</text:span><text:span text:style-name="T65">argeting Mode</text:span><text:span text:style-name="T59"> switch to </text:span><text:span text:style-name="T65">ENKEL</text:span><text:span text:style-name="T59"> (single target) </text:span><text:span text:style-name="T60">or </text:span><text:span text:style-name="T66">GRUP</text:span><text:span text:style-name="T67">P</text:span><text:span text:style-name="T60"> (targets in group within 2.7 km and in line </text:span><text:span text:style-name="T61">parallel to</text:span><text:span text:style-name="T60"> missile travel)</text:span></text:p>
        </text:list-item>
      </text:list>
      <text:list text:style-name="L2">
        <text:list-item>
          <text:p text:style-name="P13"><text:span text:style-name="T27">P</text:span><text:span text:style-name="T46">oint plane at ships </text:span><text:span text:style-name="T47">(either visually or using radar).</text:span></text:p>
        </text:list-item>
        <text:list-item>
          <text:p text:style-name="P21"><text:span text:style-name="T76">(</text:span><text:span text:style-name="T77">Optional)</text:span><text:span text:style-name="T61"> Set target waypoint at ships, set </text:span><text:span text:style-name="T67">Master Mode</text:span><text:span text:style-name="T61"> dial to </text:span><text:span text:style-name="T67">ANF</text:span><text:span text:style-name="T61">. <text:s/>Ranging cues will appear on radar screen.</text:span></text:p>
        </text:list-item>
        <text:list-item>
          <text:p text:style-name="P13"><text:span text:style-name="T47">P</text:span><text:span text:style-name="T46">ress and hold trigger until missile fire</text:span><text:span text:style-name="T48">s</text:span><text:span text:style-name="T46">. <text:s/></text:span><text:span text:style-name="T29">Missiles will </text:span><text:span text:style-name="T56">immedately drop to 10 m ASL and</text:span><text:span text:style-name="T29"> fly </text:span><text:span text:style-name="T49">in </text:span><text:span text:style-name="T29">a straight line until they find targets with their radar, </text:span><text:span text:style-name="T49">and attack the first one </text:span><text:span text:style-name="T56">(or group) </text:span><text:span text:style-name="T49">they see.</text:span></text:p>
        </text:list-item>
      </text:list>
      <text:p text:style-name="P3"/>
      <text:p text:style-name="P6"><text:span text:style-name="T5">Planned attack </text:span><text:span text:style-name="T8">using </text:span><text:span text:style-name="T9">mark points (BXn)</text:span></text:p>
      <text:list xml:id="list2000955502" text:style-name="L3">
        <text:list-item>
          <text:p text:style-name="P22"><text:span text:style-name="T32">P</text:span><text:span text:style-name="T33">lace BX</text:span><text:span text:style-name="T34">n</text:span><text:span text:style-name="T33"> markers </text:span><text:span text:style-name="T35">u</text:span><text:span text:style-name="T36">sing F10 map, </text:span><text:span text:style-name="T35">o</text:span><text:span text:style-name="T36">r in flight using the </text:span><text:span text:style-name="T35">Radar nav fix</text:span><text:span text:style-name="T36">/update method </text:span><text:span text:style-name="T35">(see Nav Fix checklist for steps)</text:span><text:span text:style-name="T36">:</text:span></text:p>
        </text:list-item>
      </text:list>
      <text:list text:style-name="L4">
        <text:list-item>
          <text:list>
            <text:list-item>
              <text:p text:style-name="P23"><text:span text:style-name="T37">Set </text:span><text:span text:style-name="T3">Master Mode</text:span><text:span text:style-name="T37"> dial to </text:span><text:span text:style-name="T9">NAV</text:span><text:span text:style-name="T37">.</text:span></text:p>
            </text:list-item>
            <text:list-item>
              <text:p text:style-name="P27"><text:span text:style-name="T37">T</text:span><text:span text:style-name="T31">urn radar on to </text:span><text:span text:style-name="T2">A1</text:span><text:span text:style-name="T31"> setting (PPI display) and set range as needed.</text:span></text:p>
            </text:list-item>
            <text:list-item>
              <text:p text:style-name="P23"><text:span text:style-name="T35">Update/set </text:span><text:span text:style-name="T9">BX8</text:span><text:span text:style-name="T36"> </text:span><text:span text:style-name="T35">first. <text:s/></text:span><text:span text:style-name="T36">The computer </text:span><text:span text:style-name="T35">then </text:span><text:span text:style-name="T36">automatically creates BX6 and BX7. <text:s/>You need to set BX8 first because updating its location also moves BX6 and BX7.</text:span></text:p>
            </text:list-item>
            <text:list-item>
              <text:p text:style-name="P34">Then update BX6 (descent point) and BX7 (dog leg) manually.</text:p>
            </text:list-item>
          </text:list>
        </text:list-item>
      </text:list>
      <text:list xml:id="list140338318397691" text:continue-list="list2000955502" text:style-name="L3">
        <text:list-item>
          <text:p text:style-name="P28"><text:span text:style-name="T27">Set </text:span><text:span text:style-name="T3">Master Mode</text:span><text:span text:style-name="T27"> dial to </text:span><text:span text:style-name="T8">ANF</text:span><text:span text:style-name="T27">.</text:span></text:p>
        </text:list-item>
        <text:list-item>
          <text:p text:style-name="P28"><text:span text:style-name="T50">Set </text:span><text:span text:style-name="T10">Targeting Mode</text:span><text:span text:style-name="T50"> switch </text:span><text:span text:style-name="T51">as needed. <text:s/>Use</text:span><text:span text:style-name="T50"> </text:span><text:span text:style-name="T10">VALB</text:span><text:span text:style-name="T50"> (default) </text:span><text:span text:style-name="T51">to </text:span><text:span text:style-name="T52">customize </text:span><text:span text:style-name="T28">missile behavior </text:span><text:span text:style-name="T53">(see below)</text:span><text:span text:style-name="T51">.</text:span><text:span text:style-name="T50"> <text:s/></text:span><text:span text:style-name="T51">Use </text:span><text:span text:style-name="T10">STD</text:span><text:span text:style-name="T38"> </text:span><text:span text:style-name="T33">to keep default missile behavior.</text:span></text:p>
        </text:list-item>
        <text:list-item>
          <text:p text:style-name="P32"><text:span text:style-name="T26">Make sure you have not passed </text:span><text:span text:style-name="T2">BX6</text:span><text:span text:style-name="T26">, or the missiles will not fire.</text:span></text:p>
        </text:list-item>
        <text:list-item>
          <text:p text:style-name="P29"><text:span text:style-name="T54">HUD symbology will show range bars at the bottom. <text:s/>When horizontal line is between the two vertical lines (in range), </text:span><text:span text:style-name="T28">press</text:span><text:span text:style-name="T46"> and hold trigger until missile fire</text:span><text:span text:style-name="T48">s</text:span><text:span text:style-name="T46">.</text:span></text:p>
        </text:list-item>
      </text:list>
      <text:p text:style-name="P8"/>
      <text:p text:style-name="P9"><text:span text:style-name="T2">Missile behavior </text:span><text:span text:style-name="T5">can be customized</text:span><text:span text:style-name="T20"> </text:span><text:span text:style-name="T17">(see manual for full explanations)</text:span></text:p>
      <text:list text:style-name="L5">
        <text:list-item>
          <text:p text:style-name="P24"><text:span text:style-name="T34">It can lock onto the first target it sees, or randomly select </text:span><text:span text:style-name="T39">a</text:span><text:span text:style-name="T34"> target </text:span><text:span text:style-name="T39">in an area</text:span><text:span text:style-name="T34">.</text:span></text:p>
        </text:list-item>
        <text:list-item>
          <text:p text:style-name="P37"><text:span text:style-name="T20">It can be set to sea-skim </text:span><text:span text:style-name="T21">on approach </text:span><text:span text:style-name="T20">or fly at 30 m altitude.</text:span></text:p>
        </text:list-item>
        <text:list-item>
          <text:p text:style-name="P35">It can be set to search larger or smaller areas around the target point (BX8).</text:p>
        </text:list-item>
        <text:list-item>
          <text:p text:style-name="P38"><text:span text:style-name="T15">It can be set to have left and right boundaries </text:span><text:span text:style-name="T21">to the search area</text:span><text:span text:style-name="T15">.</text:span></text:p>
        </text:list-item>
        <text:list-item>
          <text:p text:style-name="P39"><text:span text:style-name="T15">It can be set to </text:span><text:span text:style-name="T21">sea-skim </text:span><text:span text:style-name="T22">to </text:span><text:span text:style-name="T21">impact, or fly at </text:span><text:span text:style-name="T23">10 m on the terminal approach</text:span><text:span text:style-name="T15">.</text:span></text:p>
        </text:list-item>
        <text:list-item>
          <text:p text:style-name="P39"><text:span text:style-name="T11">Default behavior</text:span><text:span text:style-name="T16"> is to lock onto the first target it sees (quick attack) or the target closest to BX8 (planned attack), sea-skim the entire time including terminal, and search a large area.</text:span></text:p>
        </text:list-item>
      </text:list>
      <text:p text:style-name="P8"/>
      <text:p text:style-name="P10"><text:span text:style-name="T15">TAKT - </text:span><text:span text:style-name="T21">IN </text:span><text:span text:style-name="T15">presets</text:span><text:span text:style-name="T31"> </text:span><text:span text:style-name="T40">(use with </text:span><text:span text:style-name="T21">Targeting Mode</text:span><text:span text:style-name="T40"> switch set to </text:span><text:span text:style-name="T21">VALB</text:span><text:span text:style-name="T40">)</text:span></text:p>
      <text:list xml:id="list1103037341" text:style-name="L6">
        <text:list-item>
          <text:p text:style-name="P25"><text:span text:style-name="T12">800000</text:span><text:span text:style-name="T41"> - (default) </text:span><text:span text:style-name="T36">S</text:span><text:span text:style-name="T40">ingle </text:span><text:span text:style-name="T41">target </text:span><text:span text:style-name="T40">closest to BX8</text:span><text:span text:style-name="T41">, large search area.</text:span></text:p>
        </text:list-item>
        <text:list-item>
          <text:p text:style-name="P25"><text:span text:style-name="T12">800001</text:span><text:span text:style-name="T41"> - </text:span><text:span text:style-name="T36">R</text:span><text:span text:style-name="T41">andom target from th</text:span><text:span text:style-name="T40">e three</text:span><text:span text:style-name="T41"> closest to BX8, medium search area.</text:span></text:p>
        </text:list-item>
        <text:list-item>
          <text:p text:style-name="P25"><text:span text:style-name="T12">800002</text:span><text:span text:style-name="T41"> - </text:span><text:span text:style-name="T36">R</text:span><text:span text:style-name="T41">andom target from all targets </text:span><text:span text:style-name="T40">around BX8</text:span><text:span text:style-name="T41">, medium search area.</text:span></text:p>
        </text:list-item>
        <text:list-item>
          <text:p text:style-name="P25"><text:span text:style-name="T12">800003</text:span><text:span text:style-name="T41"> - </text:span><text:span text:style-name="T36">Random target in a </text:span><text:span text:style-name="T41">group of ships </text:span><text:span text:style-name="T39">(within 3 km of each other)</text:span><text:span text:style-name="T41"> </text:span><text:span text:style-name="T39">closest to BX8</text:span><text:span text:style-name="T41">, large search area.</text:span></text:p>
        </text:list-item>
        <text:list-item>
          <text:p text:style-name="P30"><text:span text:style-name="T11">800004</text:span><text:span text:style-name="T42"> - </text:span><text:span text:style-name="T36">Single</text:span><text:span text:style-name="T42"> target closest to missile heading, </text:span><text:span text:style-name="T43">search anywhere along heading, not just near BX8. <text:s/></text:span><text:span text:style-name="T44">(Similar to Quick attack?)</text:span></text:p>
        </text:list-item>
        <text:list-item>
          <text:p text:style-name="P33"><text:span text:style-name="T44">P</text:span><text:span text:style-name="T31">ress </text:span><text:span text:style-name="T2">LS</text:span><text:span text:style-name="T31"> to save the value after entering.</text:span></text:p>
        </text:list-item>
      </text:list>
      <text:p text:style-name="P7"/>
      <text:p text:style-name="P11"><text:span text:style-name="T24">M</text:span><text:span text:style-name="T15">ark point (BXn) types</text:span></text:p>
      <text:list xml:id="list140337966204842" text:continue-numbering="true" text:style-name="L6">
        <text:list-item>
          <text:p text:style-name="P36"><text:span text:style-name="T1">BX6</text:span> = <text:span text:style-name="T14">D</text:span>escent point, <text:span text:style-name="T14">where missile will descend from launch altitude.</text:span></text:p>
        </text:list-item>
        <text:list-item>
          <text:p text:style-name="P26"><text:span text:style-name="T8">BX7</text:span><text:span text:style-name="T33"> = </text:span><text:span text:style-name="T36">C</text:span><text:span text:style-name="T33">ourse change point.</text:span></text:p>
        </text:list-item>
        <text:list-item>
          <text:p text:style-name="P26"><text:span text:style-name="T8">BX8</text:span><text:span text:style-name="T33"> = </text:span><text:span text:style-name="T39">Assumed Target Position (ATP) aka the </text:span><text:span text:style-name="T33">target point</text:span><text:span text:style-name="T34">.</text:span></text:p>
        </text:list-item>
        <text:list-item>
          <text:p text:style-name="P26"><text:span text:style-name="T8">BX9</text:span><text:span text:style-name="T33"> = </text:span><text:span text:style-name="T36">(optional) S</text:span><text:span text:style-name="T33">elf-destruct point, </text:span><text:span text:style-name="T41">should be a</text:span><text:span text:style-name="T43">t least </text:span><text:span text:style-name="T36">5</text:span><text:span text:style-name="T43"> nmi</text:span><text:span text:style-name="T41"> from BX8, </text:span><text:span text:style-name="T39">more is OK</text:span><text:span text:style-name="T41">. <text:s/></text:span><text:span text:style-name="T36">If no target is found at BX8, missile will turn </text:span><text:span text:style-name="T35">and </text:span><text:span text:style-name="T36">self-destruct at BX9.</text:span></text:p>
        </text:list-item>
        <text:list-item>
          <text:p text:style-name="P31"><text:span text:style-name="T43">Sum of course changes must be &lt; 135</text:span><text:span text:style-name="T39">°</text:span><text:span text:style-name="T4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3:37.443000000</dc:date>
    <meta:editing-duration>PT2H4M51S</meta:editing-duration>
    <meta:editing-cycles>2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9" meta:word-count="659" meta:character-count="3472" meta:non-whitespace-character-count="2888"/>
  </office:meta>
</office:document-meta>
</file>